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</office:font-face-decls>
  <office:automatic-styles>
    <style:style style:name="P1" style:parent-style-name="Titel" style:master-page-name="MP0" style:family="paragraph">
      <style:paragraph-properties fo:break-before="page"/>
    </style:style>
    <style:style style:name="T2" style:parent-style-name="Absatz-Standardschriftart" style:family="text">
      <style:text-properties fo:language="de" fo:country="DE"/>
    </style:style>
    <style:style style:name="T3" style:parent-style-name="Absatz-Standardschriftart" style:family="text">
      <style:text-properties fo:language="de" fo:country="DE"/>
    </style:style>
    <style:style style:name="T4" style:parent-style-name="Absatz-Standardschriftart" style:family="text">
      <style:text-properties fo:language="de" fo:country="DE"/>
    </style:style>
    <style:style style:name="P5" style:parent-style-name="Standard" style:family="paragraph">
      <style:text-properties fo:language="de" fo:country="DE"/>
    </style:style>
    <style:style style:name="T6" style:parent-style-name="Absatz-Standardschriftart" style:family="text">
      <style:text-properties fo:language="de" fo:country="DE"/>
    </style:style>
    <style:style style:name="T7" style:parent-style-name="Absatz-Standardschriftart" style:family="text">
      <style:text-properties fo:language="de" fo:country="DE"/>
    </style:style>
    <style:style style:name="T8" style:parent-style-name="Absatz-Standardschriftart" style:family="text">
      <style:text-properties fo:language="de" fo:country="DE"/>
    </style:style>
    <style:style style:name="T9" style:parent-style-name="Absatz-Standardschriftart" style:family="text">
      <style:text-properties fo:language="de" fo:country="AT"/>
    </style:style>
    <style:style style:name="T10" style:parent-style-name="Absatz-Standardschriftart" style:family="text">
      <style:text-properties fo:language="de" fo:country="DE"/>
    </style:style>
    <style:style style:name="T11" style:parent-style-name="Absatz-Standardschriftart" style:family="text">
      <style:text-properties fo:color="#00B0F0" fo:language="de" fo:country="DE"/>
    </style:style>
    <style:style style:name="T12" style:parent-style-name="Absatz-Standardschriftart" style:family="text">
      <style:text-properties fo:language="de" fo:country="DE"/>
    </style:style>
    <style:style style:name="P13" style:parent-style-name="Standard" style:family="paragraph">
      <style:text-properties fo:language="de" fo:country="AT"/>
    </style:style>
    <style:style style:name="T14" style:parent-style-name="Absatz-Standardschriftart" style:family="text">
      <style:text-properties fo:font-style="italic" style:font-style-asian="italic" style:font-style-complex="italic" fo:language="de" fo:country="AT"/>
    </style:style>
    <style:style style:name="T15" style:parent-style-name="Absatz-Standardschriftart" style:family="text">
      <style:text-properties fo:font-style="italic" style:font-style-asian="italic" style:font-style-complex="italic" fo:language="de" fo:country="AT"/>
    </style:style>
    <style:style style:name="T16" style:parent-style-name="Absatz-Standardschriftart" style:family="text">
      <style:text-properties fo:font-style="italic" style:font-style-asian="italic" style:font-style-complex="italic" fo:language="de" fo:country="AT"/>
    </style:style>
    <style:style style:name="T17" style:parent-style-name="Absatz-Standardschriftart" style:family="text">
      <style:text-properties fo:font-style="italic" style:font-style-asian="italic" style:font-style-complex="italic" fo:language="de" fo:country="AT"/>
    </style:style>
    <style:style style:name="T18" style:parent-style-name="Absatz-Standardschriftart" style:family="text">
      <style:text-properties fo:font-style="italic" style:font-style-asian="italic" style:font-style-complex="italic" fo:language="de" fo:country="AT"/>
    </style:style>
    <style:style style:name="T19" style:parent-style-name="Absatz-Standardschriftart" style:family="text">
      <style:text-properties fo:font-style="italic" style:font-style-asian="italic" style:font-style-complex="italic" fo:language="de" fo:country="AT"/>
    </style:style>
    <style:style style:name="T20" style:parent-style-name="Absatz-Standardschriftart" style:family="text">
      <style:text-properties fo:font-style="italic" style:font-style-asian="italic" style:font-style-complex="italic" fo:language="de" fo:country="AT"/>
    </style:style>
    <style:style style:name="T21" style:parent-style-name="Absatz-Standardschriftart" style:family="text">
      <style:text-properties fo:font-style="italic" style:font-style-asian="italic" style:font-style-complex="italic" fo:language="de" fo:country="AT"/>
    </style:style>
    <style:style style:name="T22" style:parent-style-name="Absatz-Standardschriftart" style:family="text">
      <style:text-properties fo:font-style="italic" style:font-style-asian="italic" style:font-style-complex="italic" fo:language="de" fo:country="AT"/>
    </style:style>
    <style:style style:name="T23" style:parent-style-name="Absatz-Standardschriftart" style:family="text">
      <style:text-properties fo:font-style="italic" style:font-style-asian="italic" style:font-style-complex="italic" fo:language="de" fo:country="AT"/>
    </style:style>
    <style:style style:name="T24" style:parent-style-name="Absatz-Standardschriftart" style:family="text">
      <style:text-properties fo:font-style="italic" style:font-style-asian="italic" style:font-style-complex="italic" fo:language="de" fo:country="AT"/>
    </style:style>
    <style:style style:name="T25" style:parent-style-name="Absatz-Standardschriftart" style:family="text">
      <style:text-properties fo:language="de" fo:country="AT"/>
    </style:style>
    <style:style style:name="T26" style:parent-style-name="Absatz-Standardschriftart" style:family="text">
      <style:text-properties fo:language="de" fo:country="AT"/>
    </style:style>
    <style:style style:name="T27" style:parent-style-name="Absatz-Standardschriftart" style:family="text">
      <style:text-properties style:font-style-complex="italic" fo:language="de" fo:country="AT"/>
    </style:style>
    <style:style style:name="T28" style:parent-style-name="Absatz-Standardschriftart" style:family="text">
      <style:text-properties style:font-style-complex="italic" fo:language="de" fo:country="AT"/>
    </style:style>
    <style:style style:name="T29" style:parent-style-name="Absatz-Standardschriftart" style:family="text">
      <style:text-properties fo:language="de" fo:country="DE"/>
    </style:style>
    <style:style style:name="T30" style:parent-style-name="Absatz-Standardschriftart" style:family="text">
      <style:text-properties fo:color="#00B0F0" fo:language="de" fo:country="DE"/>
    </style:style>
    <style:style style:name="T31" style:parent-style-name="Absatz-Standardschriftart" style:family="text">
      <style:text-properties fo:language="de" fo:country="DE"/>
    </style:style>
    <style:style style:name="P32" style:parent-style-name="Standard" style:family="paragraph">
      <style:text-properties fo:language="de" fo:country="AT"/>
    </style:style>
    <style:style style:name="P33" style:parent-style-name="Überschrift2" style:family="paragraph">
      <style:text-properties fo:language="de" fo:country="AT"/>
    </style:style>
    <style:style style:name="P34" style:parent-style-name="Standard" style:family="paragraph">
      <style:text-properties fo:language="de" fo:country="AT"/>
    </style:style>
    <style:style style:name="P35" style:parent-style-name="Überschrift2" style:family="paragraph">
      <style:text-properties fo:language="de" fo:country="AT"/>
    </style:style>
    <style:style style:name="P36" style:parent-style-name="Standard" style:family="paragraph">
      <style:text-properties fo:language="de" fo:country="AT"/>
    </style:style>
    <style:style style:name="T37" style:parent-style-name="Absatz-Standardschriftart" style:family="text">
      <style:text-properties fo:language="de" fo:country="DE"/>
    </style:style>
    <style:style style:name="T38" style:parent-style-name="Absatz-Standardschriftart" style:family="text">
      <style:text-properties fo:language="de" fo:country="AT"/>
    </style:style>
    <style:style style:name="T39" style:parent-style-name="Absatz-Standardschriftart" style:family="text">
      <style:text-properties fo:language="de" fo:country="AT"/>
    </style:style>
    <style:style style:name="T40" style:parent-style-name="Absatz-Standardschriftart" style:family="text">
      <style:text-properties fo:font-style="italic" style:font-style-asian="italic" fo:language="de" fo:country="AT"/>
    </style:style>
    <style:style style:name="T41" style:parent-style-name="Absatz-Standardschriftart" style:family="text">
      <style:text-properties fo:font-style="italic" style:font-style-asian="italic" fo:language="de" fo:country="AT"/>
    </style:style>
    <style:style style:name="T42" style:parent-style-name="Absatz-Standardschriftart" style:family="text">
      <style:text-properties fo:font-style="italic" style:font-style-asian="italic" fo:language="de" fo:country="AT"/>
    </style:style>
  </office:automatic-styles>
  <office:body>
    <office:text text:use-soft-page-breaks="true">
      <text:p text:style-name="P1"><text:span text:style-name="T2">Projektarbeit</text:span><text:span text:style-name="T3"><text:s/>PULED (Pulse LED)</text:span></text:p>
      <text:p text:style-name="Untertitel"><text:span text:style-name="T4">Konzeptpapier</text:span></text:p>
      <text:p text:style-name="P5"/>
      <text:p text:style-name="Standard"><text:span text:style-name="T6">Name + <text:s/>Mart.Nr. 1: Stephan Gruber<text:s/></text:span><text:span text:style-name="T7">01631848</text:span></text:p>
      <text:p text:style-name="Standard"><text:span text:style-name="T8">Name + <text:s/>Matr.Nr. 2: Nikolaus Rieder <text:s/></text:span><text:span text:style-name="T9">52004056</text:span></text:p>
      <text:h text:style-name="Überschrift1" text:outline-level="1"><text:span text:style-name="T10">Verwendete Module:</text:span></text:h>
      <text:p text:style-name="Standard"><text:span text:style-name="T11">Nenne und beschreibe kurz die Funktionalität der verwendeten Module. Bitte listen Sie zusätzlich den offiziellen Namen des Clickboards. Diesen können Sie aus der Click-Module Tabelle (Spalte „Name“) von der Projektseite entnehmen. <text:s/></text:span><text:span text:style-name="T12"><text:line-break/></text:span></text:p>
      <text:p text:style-name="Standard">Modul 1 :<text:s/>HeartRate click</text:p>
      <text:p text:style-name="P13">Optischer Pulsmesser und Sauerstoffgehaltssensor (MAX30100)</text:p>
      <text:p text:style-name="Standard"><text:span text:style-name="T14">„</text:span><text:span text:style-name="T15">Der Sensor ist ein integrierter Puls</text:span><text:span text:style-name="T16">-<text:s/></text:span><text:span text:style-name="T17">und<text:s/></text:span><text:span text:style-name="T18">Sauerstoffmesser. Dabei werden zwei LEDs, eine Photodiode, optimierte Optik und ein rauscharmer analoger Signalprozessor verwendet, um die Messung durchzuführen. Es wird der Sauerstoffgehalt im Blut und der Herzschlag gemessen.</text:span><text:span text:style-name="T19">“ (übersetzte Funktionsbeschreibung des Datenblatts)</text:span></text:p>
      <text:p text:style-name="Standard">Modul 2 :<text:s/>OLED C v101 click</text:p>
      <text:p text:style-name="Standard">96x96 pixel OLED Display (PSP27801, SSD1351 Controller)</text:p>
      <text:p text:style-name="Standard"><text:span text:style-name="T20">„</text:span><text:span text:style-name="T21">Der OLED Display hat einen integrierten Controller (SSD1351) mit 384 Segmenten und 128 Common Ausgänge, was einer Unterstützung</text:span><text:span text:style-name="T22"><text:s/>bis zu einer<text:s/></text:span><text:span text:style-name="T23">128 x 128 (RGB) Punkt-Matrix ermöglicht.</text:span><text:span text:style-name="T24">“ (übersetzte Funktionsbeschreibung aus Datenblatt)</text:span><text:span text:style-name="T25"><text:s/></text:span><text:span text:style-name="T26"><text:line-break/></text:span><text:span text:style-name="T27">In diesem Fall hat das OLED Display (PSP27801) einen 96x96 RGB Display und kann zweizeiligen Text, sowie auch Bilder anzeigen</text:span><text:span text:style-name="T28">.</text:span></text:p>
      <text:h text:style-name="Überschrift1" text:outline-level="1"><text:span text:style-name="T29">Funktionsbeschreibung</text:span></text:h>
      <text:p text:style-name="Standard"><text:span text:style-name="T30">Beschreibe hier die geplante Funktionalität. Was wird nach der Fertigstellung des Projekts gezeigt bzw. möglich sein? Überlege dir mindestens 3 Szenarien, die dann im Zuge der Präsentation auch vorgezeigt werden müssen.</text:span></text:p>
      <text:h text:style-name="Überschrift2" text:outline-level="2"><text:span text:style-name="T31">Das passiert nach dem Einschalten:</text:span></text:h>
      <text:p text:style-name="P32">Welcome-Message<text:s/>mit Anleitung zur Bedienung des Moduls.</text:p>
      <text:h text:style-name="P33" text:outline-level="2">Szenario 1:</text:h>
      <text:p text:style-name="P34">Durch Drücken<text:s/>des Knopfs wird eine Messung initiiert, dann kann der Finger auf den Sensor gelegt werden und die Messung wird durchgeführt.<text:line-break/>Nach erfolgter Messung, wird eine Bestätigung am Display angezeigt, woraufhin die Messwerte erkennbar sind.<text:s/><text:line-break/>Während der Messung<text:s/>wird angezeigt, welche Messung der Sensor gerade durchführt.</text:p>
      <text:h text:style-name="P35" text:outline-level="2">Szenario 2:</text:h>
      <text:p text:style-name="P36">Wird das POTI am Board<text:s/>gedreht, so verändert sich die Helligkeit des Displays.</text:p>
      <text:h text:style-name="Überschrift2" text:outline-level="2"><text:span text:style-name="T37">Szenario 3:</text:span></text:h>
      <text:p text:style-name="Standard"><text:span text:style-name="T38">Wenn der Knopf für 5 Sekunden gedrückt bleibt,<text:s/></text:span><text:span text:style-name="T39">wird eine sekundäre Funktion ausgeführt.<text:s/></text:span><text:span text:style-name="T40">(Noch nicht näher spezifiziert</text:span><text:span text:style-name="T41">, ein Beispiel wäre „StandBy“</text:span><text:span text:style-name="T42">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F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F" fo:color="#2F5496" fo:font-size="13pt" style:font-size-asian="13pt" style:font-size-complex="13pt" fo:hyphenate="false"/>
    </style:style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el" style:display-name="Titel" style:family="paragraph" style:parent-style-name="Standard" style:next-style-name="Standard">
      <style:paragraph-properties style:contextual-spacing="true" fo:margin-bottom="0in" fo:line-height="100%"/>
      <style:text-properties style:font-name="Calibri Light" style:font-name-asian="F" fo:letter-spacing="-0.0069in" style:letter-kerning="true" fo:font-size="28pt" style:font-size-asian="28pt" style:font-size-complex="28pt" fo:hyphenate="false"/>
    </style:style>
    <style:style style:name="Untertitel" style:display-name="Untertitel" style:family="paragraph" style:parent-style-name="Standard" style:next-style-name="Standard">
      <style:text-properties style:font-name-asian="F" fo:color="#5A5A5A" fo:letter-spacing="0.0104in" fo:hyphenate="false"/>
    </style:style>
    <style:style style:name="TitleChar" style:display-name="Title Char" style:family="text" style:parent-style-name="Absatz-Standardschriftart">
      <style:text-properties style:font-name="Calibri Light" style:font-name-asian="F" style:font-name-complex="F" fo:letter-spacing="-0.0069in" style:letter-kerning="true" fo:font-size="28pt" style:font-size-asian="28pt" style:font-size-complex="28pt"/>
    </style:style>
    <style:style style:name="SubtitleChar" style:display-name="Subtitle Char" style:family="text" style:parent-style-name="Absatz-Standardschriftart">
      <style:text-properties style:font-name-asian="F" fo:color="#5A5A5A" fo:letter-spacing="0.0104in"/>
    </style:style>
    <style:style style:name="Heading1Char" style:display-name="Heading 1 Char" style:family="text" style:parent-style-name="Absatz-Standardschriftart">
      <style:text-properties style:font-name="Calibri Light" style:font-name-asian="F" style:font-name-complex="F" fo:color="#2F5496" fo:font-size="16pt" style:font-size-asian="16pt" style:font-size-complex="16pt"/>
    </style:style>
    <style:style style:name="Heading2Char" style:display-name="Heading 2 Char" style:family="text" style:parent-style-name="Absatz-Standardschriftart">
      <style:text-properties style:font-name="Calibri Light" style:font-name-asian="F" style:font-name-complex="F" fo:color="#2F5496" fo:font-size="13pt" style:font-size-asian="13pt" style:font-size-complex="13pt"/>
    </style:style>
    <text:list-style style:name="KeineListe1" style:display-name="Keine Liste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markedcontent" style:display-name="markedcontent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rausmuth Robert</meta:initial-creator>
    <dc:creator>Nikolaus Rieder</dc:creator>
    <meta:creation-date>2021-12-11T17:49:00Z</meta:creation-date>
    <dc:date>2021-12-11T17:49:00Z</dc:date>
    <meta:template xlink:href="Normal.dotm" xlink:type="simple"/>
    <meta:editing-cycles>2</meta:editing-cycles>
    <meta:editing-duration>PT0S</meta:editing-duration>
    <meta:user-defined meta:name="AppVersion">16.0000</meta:user-defined>
    <meta:document-statistic meta:page-count="1" meta:paragraph-count="25" meta:word-count="299" meta:character-count="2146" meta:row-count="36" meta:non-whitespace-character-count="1872"/>
  </office:meta>
</office:document-meta>
</file>